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1.439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6666ff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#ffff99"/>
      <style:text-properties fo:color="#000000"/>
    </style:style>
  </office:automatic-styles>
  <office:body>
    <office:spreadsheet>
      <table:table table:name="NSRL15A" table:style-name="ta1">
        <table:table-column table:style-name="co1" table:default-cell-style-name="Default"/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Irradiation 1, Front</text:p>
          </table:table-cell>
          <table:table-cell table:style-name="Default" table:number-columns-repeated="8"/>
          <table:table-cell table:style-name="ce1" office:value-type="string" calcext:value-type="string">
            <text:p>Irradiation 1, Rea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olumn\R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Column\R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F13</text:p>
          </table:table-cell>
          <table:table-cell office:value-type="string" calcext:value-type="string">
            <text:p>005A_F14</text:p>
          </table:table-cell>
          <table:table-cell office:value-type="string" calcext:value-type="string">
            <text:p>010A_F1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R13</text:p>
          </table:table-cell>
          <table:table-cell office:value-type="string" calcext:value-type="string">
            <text:p>005A_R14</text:p>
          </table:table-cell>
          <table:table-cell office:value-type="string" calcext:value-type="string">
            <text:p>010A_R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23</text:p>
          </table:table-cell>
          <table:table-cell office:value-type="string" calcext:value-type="string">
            <text:p>F_F24</text:p>
          </table:table-cell>
          <table:table-cell office:value-type="string" calcext:value-type="string">
            <text:p>010A_F2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R23</text:p>
          </table:table-cell>
          <table:table-cell office:value-type="string" calcext:value-type="string">
            <text:p>F_R24</text:p>
          </table:table-cell>
          <table:table-cell office:value-type="string" calcext:value-type="string">
            <text:p>010A_R2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33</text:p>
          </table:table-cell>
          <table:table-cell office:value-type="string" calcext:value-type="string">
            <text:p>100_F34</text:p>
          </table:table-cell>
          <table:table-cell office:value-type="string" calcext:value-type="string">
            <text:p>100_F3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R33</text:p>
          </table:table-cell>
          <table:table-cell office:value-type="string" calcext:value-type="string">
            <text:p>100_R34</text:p>
          </table:table-cell>
          <table:table-cell office:value-type="string" calcext:value-type="string">
            <text:p>100_R3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Irradiation 2, Front</text:p>
          </table:table-cell>
          <table:table-cell table:number-columns-repeated="8"/>
          <table:table-cell table:style-name="ce3" office:value-type="string" calcext:value-type="string">
            <text:p>Irradiation 2, R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\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umn\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05A_F13</text:p>
          </table:table-cell>
          <table:table-cell office:value-type="string" calcext:value-type="string">
            <text:p>005A_F14</text:p>
          </table:table-cell>
          <table:table-cell office:value-type="string" calcext:value-type="string">
            <text:p>010A_F1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23</text:p>
          </table:table-cell>
          <table:table-cell office:value-type="string" calcext:value-type="string">
            <text:p>F_F24</text:p>
          </table:table-cell>
          <table:table-cell office:value-type="string" calcext:value-type="string">
            <text:p>010A_F2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014A_F33</text:p>
          </table:table-cell>
          <table:table-cell office:value-type="string" calcext:value-type="string">
            <text:p>100_F34</text:p>
          </table:table-cell>
          <table:table-cell office:value-type="string" calcext:value-type="string">
            <text:p>100_F35</text:p>
          </table:table-cell>
          <table:table-cell table:number-columns-repeated="2" office:value-type="string" calcext:value-type="string">
            <text:p>WA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WATER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style-name="ce1" office:value-type="string" calcext:value-type="string">
            <text:p>PVC #1</text:p>
          </table:table-cell>
          <table:table-cell table:style-name="Default" table:number-columns-repeated="2"/>
          <table:table-cell table:style-name="ce1" office:value-type="string" calcext:value-type="string">
            <text:p>PVC #2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In tube</text:p>
          </table:table-cell>
          <table:table-cell table:style-name="Default" office:value-type="string" calcext:value-type="string">
            <text:p>005A_PMT1</text:p>
          </table:table-cell>
          <table:table-cell table:style-name="Default"/>
          <table:table-cell table:style-name="Default" office:value-type="string" calcext:value-type="string">
            <text:p>In tube</text:p>
          </table:table-cell>
          <table:table-cell table:style-name="Default" office:value-type="string" calcext:value-type="string">
            <text:p>005A_PMT2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Next to tube</text:p>
          </table:table-cell>
          <table:table-cell table:style-name="Default" office:value-type="string" calcext:value-type="string">
            <text:p>F_PMT1</text:p>
          </table:table-cell>
          <table:table-cell table:style-name="Default"/>
          <table:table-cell table:style-name="Default" office:value-type="string" calcext:value-type="string">
            <text:p>Next to tube</text:p>
          </table:table-cell>
          <table:table-cell table:style-name="Default" office:value-type="string" calcext:value-type="string">
            <text:p>F_PMT2</text:p>
          </table:table-cell>
          <table:table-cell table:style-name="Default" table:number-columns-repeated="12"/>
        </table:table-row>
      </table:table>
      <table:table table:name="CERF Run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ose (Gy)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Samples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PP_C100_1</text:p>
          </table:table-cell>
          <table:table-cell office:value-type="string" calcext:value-type="string">
            <text:p>PP_C100_2</text:p>
          </table:table-cell>
          <table:table-cell office:value-type="string" calcext:value-type="string">
            <text:p>HDPE_C100_1</text:p>
          </table:table-cell>
          <table:table-cell office:value-type="string" calcext:value-type="string">
            <text:p>HDPE_C100_2</text:p>
          </table:table-cell>
          <table:table-cell office:value-type="string" calcext:value-type="string">
            <text:p>005A_C100_1</text:p>
          </table:table-cell>
          <table:table-cell office:value-type="string" calcext:value-type="string">
            <text:p>005A_C100_2</text:p>
          </table:table-cell>
          <table:table-cell office:value-type="string" calcext:value-type="string">
            <text:p>005B_C100_1</text:p>
          </table:table-cell>
          <table:table-cell office:value-type="string" calcext:value-type="string">
            <text:p>005B_C100_2</text:p>
          </table:table-cell>
          <table:table-cell office:value-type="string" calcext:value-type="string">
            <text:p>010A_C100_1</text:p>
          </table:table-cell>
          <table:table-cell office:value-type="string" calcext:value-type="string">
            <text:p>010A_C100_2</text:p>
          </table:table-cell>
          <table:table-cell office:value-type="string" calcext:value-type="string">
            <text:p>010B_C100_1</text:p>
          </table:table-cell>
          <table:table-cell office:value-type="string" calcext:value-type="string">
            <text:p>010B_C100_2</text:p>
          </table:table-cell>
          <table:table-cell office:value-type="string" calcext:value-type="string">
            <text:p>014A_C100_1</text:p>
          </table:table-cell>
          <table:table-cell office:value-type="string" calcext:value-type="string">
            <text:p>014A_C100_2</text:p>
          </table:table-cell>
          <table:table-cell office:value-type="string" calcext:value-type="string">
            <text:p>014B_C100_1</text:p>
          </table:table-cell>
          <table:table-cell office:value-type="string" calcext:value-type="string">
            <text:p>014B_C100_2</text:p>
          </table:table-cell>
          <table:table-cell office:value-type="string" calcext:value-type="string">
            <text:p>100A_C100_1</text:p>
          </table:table-cell>
          <table:table-cell office:value-type="string" calcext:value-type="string">
            <text:p>100A_C100_2</text:p>
          </table:table-cell>
          <table:table-cell office:value-type="string" calcext:value-type="string">
            <text:p>100B_C100_1</text:p>
          </table:table-cell>
          <table:table-cell office:value-type="string" calcext:value-type="string">
            <text:p>100B_C100_2</text:p>
          </table:table-cell>
          <table:table-cell office:value-type="string" calcext:value-type="string">
            <text:p>F_C100_1</text:p>
          </table:table-cell>
          <table:table-cell office:value-type="string" calcext:value-type="string">
            <text:p>F_C100_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PP_C1000_1</text:p>
          </table:table-cell>
          <table:table-cell office:value-type="string" calcext:value-type="string">
            <text:p>PP_C1000_2</text:p>
          </table:table-cell>
          <table:table-cell office:value-type="string" calcext:value-type="string">
            <text:p>HDPE_C1000_1</text:p>
          </table:table-cell>
          <table:table-cell office:value-type="string" calcext:value-type="string">
            <text:p>HDPE_C1000_2</text:p>
          </table:table-cell>
          <table:table-cell office:value-type="string" calcext:value-type="string">
            <text:p>005A_C1000_1</text:p>
          </table:table-cell>
          <table:table-cell office:value-type="string" calcext:value-type="string">
            <text:p>005A_C1000_2</text:p>
          </table:table-cell>
          <table:table-cell office:value-type="string" calcext:value-type="string">
            <text:p>005B_C1000_1</text:p>
          </table:table-cell>
          <table:table-cell office:value-type="string" calcext:value-type="string">
            <text:p>005B_C1000_2</text:p>
          </table:table-cell>
          <table:table-cell office:value-type="string" calcext:value-type="string">
            <text:p>010A_C1000_1</text:p>
          </table:table-cell>
          <table:table-cell office:value-type="string" calcext:value-type="string">
            <text:p>010A_C1000_2</text:p>
          </table:table-cell>
          <table:table-cell office:value-type="string" calcext:value-type="string">
            <text:p>010B_C1000_1</text:p>
          </table:table-cell>
          <table:table-cell office:value-type="string" calcext:value-type="string">
            <text:p>010B_C1000_2</text:p>
          </table:table-cell>
          <table:table-cell office:value-type="string" calcext:value-type="string">
            <text:p>014A_C1000_1</text:p>
          </table:table-cell>
          <table:table-cell office:value-type="string" calcext:value-type="string">
            <text:p>014A_C1000_2</text:p>
          </table:table-cell>
          <table:table-cell office:value-type="string" calcext:value-type="string">
            <text:p>014B_C1000_1</text:p>
          </table:table-cell>
          <table:table-cell office:value-type="string" calcext:value-type="string">
            <text:p>014B_C1000_2</text:p>
          </table:table-cell>
          <table:table-cell office:value-type="string" calcext:value-type="string">
            <text:p>100A_C1000_1</text:p>
          </table:table-cell>
          <table:table-cell office:value-type="string" calcext:value-type="string">
            <text:p>100A_C1000_2</text:p>
          </table:table-cell>
          <table:table-cell office:value-type="string" calcext:value-type="string">
            <text:p>100B_C1000_1</text:p>
          </table:table-cell>
          <table:table-cell office:value-type="string" calcext:value-type="string">
            <text:p>100B_C1000_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PP_C2000_1</text:p>
          </table:table-cell>
          <table:table-cell office:value-type="string" calcext:value-type="string">
            <text:p>PP_C2000_2</text:p>
          </table:table-cell>
          <table:table-cell office:value-type="string" calcext:value-type="string">
            <text:p>HDPE_C2000_1</text:p>
          </table:table-cell>
          <table:table-cell office:value-type="string" calcext:value-type="string">
            <text:p>HDPE_C2000_2</text:p>
          </table:table-cell>
          <table:table-cell office:value-type="string" calcext:value-type="string">
            <text:p>005A_C2000_1</text:p>
          </table:table-cell>
          <table:table-cell office:value-type="string" calcext:value-type="string">
            <text:p>005A_C2000_2</text:p>
          </table:table-cell>
          <table:table-cell office:value-type="string" calcext:value-type="string">
            <text:p>005B_C2000_1</text:p>
          </table:table-cell>
          <table:table-cell office:value-type="string" calcext:value-type="string">
            <text:p>005B_C2000_2</text:p>
          </table:table-cell>
          <table:table-cell office:value-type="string" calcext:value-type="string">
            <text:p>010A_C2000_1</text:p>
          </table:table-cell>
          <table:table-cell office:value-type="string" calcext:value-type="string">
            <text:p>010A_C2000_2</text:p>
          </table:table-cell>
          <table:table-cell office:value-type="string" calcext:value-type="string">
            <text:p>010B_C2000_1</text:p>
          </table:table-cell>
          <table:table-cell office:value-type="string" calcext:value-type="string">
            <text:p>010B_C2000_2</text:p>
          </table:table-cell>
          <table:table-cell office:value-type="string" calcext:value-type="string">
            <text:p>014A_C2000_1</text:p>
          </table:table-cell>
          <table:table-cell office:value-type="string" calcext:value-type="string">
            <text:p>014A_C2000_2</text:p>
          </table:table-cell>
          <table:table-cell office:value-type="string" calcext:value-type="string">
            <text:p>014B_C2000_1</text:p>
          </table:table-cell>
          <table:table-cell office:value-type="string" calcext:value-type="string">
            <text:p>014B_C2000_2</text:p>
          </table:table-cell>
          <table:table-cell office:value-type="string" calcext:value-type="string">
            <text:p>100A_C2000_1</text:p>
          </table:table-cell>
          <table:table-cell office:value-type="string" calcext:value-type="string">
            <text:p>100A_C2000_2</text:p>
          </table:table-cell>
          <table:table-cell office:value-type="string" calcext:value-type="string">
            <text:p>100B_C2000_1</text:p>
          </table:table-cell>
          <table:table-cell office:value-type="string" calcext:value-type="string">
            <text:p>100B_C2000_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9.3" calcext:value-type="float">
            <text:p>159.3</text:p>
          </table:table-cell>
          <table:table-cell office:value-type="string" calcext:value-type="string">
            <text:p>PP_C200_1</text:p>
          </table:table-cell>
          <table:table-cell office:value-type="string" calcext:value-type="string">
            <text:p>PP_C200_2</text:p>
          </table:table-cell>
          <table:table-cell office:value-type="string" calcext:value-type="string">
            <text:p>HDPE_C200_1</text:p>
          </table:table-cell>
          <table:table-cell office:value-type="string" calcext:value-type="string">
            <text:p>HDPE_C200_2</text:p>
          </table:table-cell>
          <table:table-cell table:number-columns-repeated="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PP_C400_1</text:p>
          </table:table-cell>
          <table:table-cell office:value-type="string" calcext:value-type="string">
            <text:p>PP_C400_2</text:p>
          </table:table-cell>
          <table:table-cell office:value-type="string" calcext:value-type="string">
            <text:p>HDPE_C400_1</text:p>
          </table:table-cell>
          <table:table-cell office:value-type="string" calcext:value-type="string">
            <text:p>HDPE_C400_2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PP_C600_1</text:p>
          </table:table-cell>
          <table:table-cell office:value-type="string" calcext:value-type="string">
            <text:p>PP_C600_2</text:p>
          </table:table-cell>
          <table:table-cell office:value-type="string" calcext:value-type="string">
            <text:p>HDPE_C600_1</text:p>
          </table:table-cell>
          <table:table-cell office:value-type="string" calcext:value-type="string">
            <text:p>HDPE_C600_2</text:p>
          </table:table-cell>
          <table:table-cell table:number-columns-repeated="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P_C800_1</text:p>
          </table:table-cell>
          <table:table-cell office:value-type="string" calcext:value-type="string">
            <text:p>PP_C800_2</text:p>
          </table:table-cell>
          <table:table-cell office:value-type="string" calcext:value-type="string">
            <text:p>HDPE_C800_1</text:p>
          </table:table-cell>
          <table:table-cell office:value-type="string" calcext:value-type="string">
            <text:p>HDPE_C800_2</text:p>
          </table:table-cell>
          <table:table-cell table:number-columns-repeated="18"/>
        </table:table-row>
      </table:table>
      <table:table table:name="Other Samples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DPE Leaching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05A_Leach</text:p>
          </table:table-cell>
          <table:table-cell office:value-type="string" calcext:value-type="string">
            <text:p>005B_Leach</text:p>
          </table:table-cell>
          <table:table-cell office:value-type="string" calcext:value-type="string">
            <text:p>010A_Leach</text:p>
          </table:table-cell>
          <table:table-cell office:value-type="string" calcext:value-type="string">
            <text:p>010B_Leach</text:p>
          </table:table-cell>
          <table:table-cell office:value-type="string" calcext:value-type="string">
            <text:p>014A_Leach</text:p>
          </table:table-cell>
          <table:table-cell office:value-type="string" calcext:value-type="string">
            <text:p>014B_Leach</text:p>
          </table:table-cell>
          <table:table-cell office:value-type="string" calcext:value-type="string">
            <text:p>100_Leach</text:p>
          </table:table-cell>
        </table:table-row>
      </table:table>
      <table:table table:name="StorageMatrix" table:style-name="ta1">
        <table:table-column table:style-name="co3" table:default-cell-style-name="ce1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SRL T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NSRL15A.D3]" office:value-type="string" office:string-value="005A_F13" calcext:value-type="string">
            <text:p>005A_F13</text:p>
          </table:table-cell>
          <table:table-cell table:style-name="ce4" table:formula="of:=[NSRL15A.E3]" office:value-type="string" office:string-value="005A_F14" calcext:value-type="string">
            <text:p>005A_F14</text:p>
          </table:table-cell>
          <table:table-cell table:style-name="ce4" table:formula="of:=[NSRL15A.F3]" office:value-type="string" office:string-value="010A_F15" calcext:value-type="string">
            <text:p>010A_F15</text:p>
          </table:table-cell>
          <table:table-cell table:style-name="ce9" office:value-type="string" calcext:value-type="string">
            <text:p>005A_F13_REF</text:p>
          </table:table-cell>
          <table:table-cell table:style-name="ce9" office:value-type="string" calcext:value-type="string">
            <text:p>005A_F14_REF</text:p>
          </table:table-cell>
          <table:table-cell table:style-name="ce9" office:value-type="string" calcext:value-type="string">
            <text:p>010A_F15_RE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NSRL15A.D4]" office:value-type="string" office:string-value="014A_F23" calcext:value-type="string">
            <text:p>014A_F23</text:p>
          </table:table-cell>
          <table:table-cell table:style-name="ce4" table:formula="of:=[NSRL15A.E4]" office:value-type="string" office:string-value="F_F24" calcext:value-type="string">
            <text:p>F_F24</text:p>
          </table:table-cell>
          <table:table-cell table:style-name="ce4" table:formula="of:=[NSRL15A.F4]" office:value-type="string" office:string-value="010A_F25" calcext:value-type="string">
            <text:p>010A_F25</text:p>
          </table:table-cell>
          <table:table-cell table:style-name="ce9" office:value-type="string" calcext:value-type="string">
            <text:p>014A_F23_REF</text:p>
          </table:table-cell>
          <table:table-cell table:style-name="ce9"/>
          <table:table-cell table:style-name="ce9" office:value-type="string" calcext:value-type="string">
            <text:p>010A_F25_RE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NSRL15A.D5]" office:value-type="string" office:string-value="014A_F33" calcext:value-type="string">
            <text:p>014A_F33</text:p>
          </table:table-cell>
          <table:table-cell table:style-name="ce4" table:formula="of:=[NSRL15A.E5]" office:value-type="string" office:string-value="100_F34" calcext:value-type="string">
            <text:p>100_F34</text:p>
          </table:table-cell>
          <table:table-cell table:style-name="ce4" table:formula="of:=[NSRL15A.F5]" office:value-type="string" office:string-value="100_F35" calcext:value-type="string">
            <text:p>100_F35</text:p>
          </table:table-cell>
          <table:table-cell table:style-name="ce9" office:value-type="string" calcext:value-type="string">
            <text:p>014A_F33_REF</text:p>
          </table:table-cell>
          <table:table-cell table:style-name="ce9" office:value-type="string" calcext:value-type="string">
            <text:p>100_F34_REF</text:p>
          </table:table-cell>
          <table:table-cell table:style-name="ce9" office:value-type="string" calcext:value-type="string">
            <text:p>100_F35_RE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NSRL15A.M3]" office:value-type="string" office:string-value="005A_R13" calcext:value-type="string">
            <text:p>005A_R13</text:p>
          </table:table-cell>
          <table:table-cell table:style-name="ce5" table:formula="of:=[NSRL15A.N3]" office:value-type="string" office:string-value="005A_R14" calcext:value-type="string">
            <text:p>005A_R14</text:p>
          </table:table-cell>
          <table:table-cell table:style-name="ce5" table:formula="of:=[NSRL15A.O3]" office:value-type="string" office:string-value="010A_R15" calcext:value-type="string">
            <text:p>010A_R15</text:p>
          </table:table-cell>
          <table:table-cell table:style-name="ce9" office:value-type="string" calcext:value-type="string">
            <text:p>005A_R13_REF</text:p>
          </table:table-cell>
          <table:table-cell table:style-name="ce9" office:value-type="string" calcext:value-type="string">
            <text:p>005A_R14_REF</text:p>
          </table:table-cell>
          <table:table-cell table:style-name="ce9" office:value-type="string" calcext:value-type="string">
            <text:p>010A_R15_REF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NSRL15A.M4]" office:value-type="string" office:string-value="014A_R23" calcext:value-type="string">
            <text:p>014A_R23</text:p>
          </table:table-cell>
          <table:table-cell table:style-name="ce5" table:formula="of:=[NSRL15A.N4]" office:value-type="string" office:string-value="F_R24" calcext:value-type="string">
            <text:p>F_R24</text:p>
          </table:table-cell>
          <table:table-cell table:style-name="ce5" table:formula="of:=[NSRL15A.O4]" office:value-type="string" office:string-value="010A_R25" calcext:value-type="string">
            <text:p>010A_R25</text:p>
          </table:table-cell>
          <table:table-cell table:style-name="ce9" office:value-type="string" calcext:value-type="string">
            <text:p>014A_R23_REF</text:p>
          </table:table-cell>
          <table:table-cell table:style-name="ce9"/>
          <table:table-cell table:style-name="ce9" office:value-type="string" calcext:value-type="string">
            <text:p>010A_R25_RE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NSRL15A.M5]" office:value-type="string" office:string-value="014A_R33" calcext:value-type="string">
            <text:p>014A_R33</text:p>
          </table:table-cell>
          <table:table-cell table:style-name="ce5" table:formula="of:=[NSRL15A.N5]" office:value-type="string" office:string-value="100_R34" calcext:value-type="string">
            <text:p>100_R34</text:p>
          </table:table-cell>
          <table:table-cell table:style-name="ce5" table:formula="of:=[NSRL15A.O5]" office:value-type="string" office:string-value="100_R35" calcext:value-type="string">
            <text:p>100_R35</text:p>
          </table:table-cell>
          <table:table-cell table:style-name="ce9" office:value-type="string" calcext:value-type="string">
            <text:p>014A_R33_REF</text:p>
          </table:table-cell>
          <table:table-cell table:style-name="ce9" office:value-type="string" calcext:value-type="string">
            <text:p>100_R34_REF</text:p>
          </table:table-cell>
          <table:table-cell table:style-name="ce9" office:value-type="string" calcext:value-type="string">
            <text:p>100_R35_REF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NSRL15A.B16]" office:value-type="string" office:string-value="005A_PMT1" calcext:value-type="string">
            <text:p>005A_PMT1</text:p>
          </table:table-cell>
          <table:table-cell table:style-name="ce8" office:value-type="string" calcext:value-type="string">
            <text:p>005A_PMT1_REF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NSRL15A.B17]" office:value-type="string" office:string-value="F_PMT1" calcext:value-type="string">
            <text:p>F_PMT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[NSRL15A.E16]" office:value-type="string" office:string-value="005A_PMT2" calcext:value-type="string">
            <text:p>005A_PMT2</text:p>
          </table:table-cell>
          <table:table-cell table:style-name="ce8" office:value-type="string" calcext:value-type="string">
            <text:p>005A_PMT2_REF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NSRL15A.E17]" office:value-type="string" office:string-value="F_PMT2" calcext:value-type="string">
            <text:p>F_PMT2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ERF T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'CERF Run'.C2]" office:value-type="string" office:string-value="PP_C100_1" calcext:value-type="string">
            <text:p>PP_C100_1</text:p>
          </table:table-cell>
          <table:table-cell table:style-name="ce4" table:formula="of:=['CERF Run'.D2]" office:value-type="string" office:string-value="PP_C100_2" calcext:value-type="string">
            <text:p>PP_C100_2</text:p>
          </table:table-cell>
          <table:table-cell table:style-name="ce4" table:formula="of:=['CERF Run'.E2]" office:value-type="string" office:string-value="HDPE_C100_1" calcext:value-type="string">
            <text:p>HDPE_C100_1</text:p>
          </table:table-cell>
          <table:table-cell table:style-name="ce4" table:formula="of:=['CERF Run'.F2]" office:value-type="string" office:string-value="HDPE_C100_2" calcext:value-type="string">
            <text:p>HDPE_C100_2</text:p>
          </table:table-cell>
          <table:table-cell table:style-name="ce4" table:formula="of:=['CERF Run'.G2]" office:value-type="string" office:string-value="005A_C100_1" calcext:value-type="string">
            <text:p>005A_C100_1</text:p>
          </table:table-cell>
          <table:table-cell table:style-name="ce4" table:formula="of:=['CERF Run'.H2]" office:value-type="string" office:string-value="005A_C100_2" calcext:value-type="string">
            <text:p>005A_C100_2</text:p>
          </table:table-cell>
          <table:table-cell table:style-name="ce4" table:formula="of:=['CERF Run'.I2]" office:value-type="string" office:string-value="005B_C100_1" calcext:value-type="string">
            <text:p>005B_C100_1</text:p>
          </table:table-cell>
          <table:table-cell table:style-name="ce4" table:formula="of:=['CERF Run'.J2]" office:value-type="string" office:string-value="005B_C100_2" calcext:value-type="string">
            <text:p>005B_C100_2</text:p>
          </table:table-cell>
          <table:table-cell table:style-name="ce4" table:formula="of:=['CERF Run'.K2]" office:value-type="string" office:string-value="010A_C100_1" calcext:value-type="string">
            <text:p>010A_C100_1</text:p>
          </table:table-cell>
          <table:table-cell table:style-name="ce4" table:formula="of:=['CERF Run'.L2]" office:value-type="string" office:string-value="010A_C100_2" calcext:value-type="string">
            <text:p>010A_C100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'CERF Run'.M2]" office:value-type="string" office:string-value="010B_C100_1" calcext:value-type="string">
            <text:p>010B_C100_1</text:p>
          </table:table-cell>
          <table:table-cell table:style-name="ce4" table:formula="of:=['CERF Run'.N2]" office:value-type="string" office:string-value="010B_C100_2" calcext:value-type="string">
            <text:p>010B_C100_2</text:p>
          </table:table-cell>
          <table:table-cell table:style-name="ce4" table:formula="of:=['CERF Run'.O2]" office:value-type="string" office:string-value="014A_C100_1" calcext:value-type="string">
            <text:p>014A_C100_1</text:p>
          </table:table-cell>
          <table:table-cell table:style-name="ce4" table:formula="of:=['CERF Run'.P2]" office:value-type="string" office:string-value="014A_C100_2" calcext:value-type="string">
            <text:p>014A_C100_2</text:p>
          </table:table-cell>
          <table:table-cell table:style-name="ce4" table:formula="of:=['CERF Run'.Q2]" office:value-type="string" office:string-value="014B_C100_1" calcext:value-type="string">
            <text:p>014B_C100_1</text:p>
          </table:table-cell>
          <table:table-cell table:style-name="ce4" table:formula="of:=['CERF Run'.R2]" office:value-type="string" office:string-value="014B_C100_2" calcext:value-type="string">
            <text:p>014B_C100_2</text:p>
          </table:table-cell>
          <table:table-cell table:style-name="ce4" table:formula="of:=['CERF Run'.S2]" office:value-type="string" office:string-value="100A_C100_1" calcext:value-type="string">
            <text:p>100A_C100_1</text:p>
          </table:table-cell>
          <table:table-cell table:style-name="ce4" table:formula="of:=['CERF Run'.T2]" office:value-type="string" office:string-value="100A_C100_2" calcext:value-type="string">
            <text:p>100A_C100_2</text:p>
          </table:table-cell>
          <table:table-cell table:style-name="ce4" table:formula="of:=['CERF Run'.U2]" office:value-type="string" office:string-value="100B_C100_1" calcext:value-type="string">
            <text:p>100B_C100_1</text:p>
          </table:table-cell>
          <table:table-cell table:style-name="ce4" table:formula="of:=['CERF Run'.V2]" office:value-type="string" office:string-value="100B_C100_2" calcext:value-type="string">
            <text:p>100B_C100_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'CERF Run'.W2]" office:value-type="string" office:string-value="F_C100_1" calcext:value-type="string">
            <text:p>F_C100_1</text:p>
          </table:table-cell>
          <table:table-cell table:style-name="ce4" table:formula="of:=['CERF Run'.X2]" office:value-type="string" office:string-value="F_C100_2" calcext:value-type="string">
            <text:p>F_C100_2</text:p>
          </table:table-cell>
          <table:table-cell table:style-name="ce5" table:formula="of:=['CERF Run'.C3]" office:value-type="string" office:string-value="PP_C1000_1" calcext:value-type="string">
            <text:p>PP_C1000_1</text:p>
          </table:table-cell>
          <table:table-cell table:style-name="ce5" table:formula="of:=['CERF Run'.D3]" office:value-type="string" office:string-value="PP_C1000_2" calcext:value-type="string">
            <text:p>PP_C1000_2</text:p>
          </table:table-cell>
          <table:table-cell table:style-name="ce5" table:formula="of:=['CERF Run'.E3]" office:value-type="string" office:string-value="HDPE_C1000_1" calcext:value-type="string">
            <text:p>HDPE_C1000_1</text:p>
          </table:table-cell>
          <table:table-cell table:style-name="ce5" table:formula="of:=['CERF Run'.F3]" office:value-type="string" office:string-value="HDPE_C1000_2" calcext:value-type="string">
            <text:p>HDPE_C1000_2</text:p>
          </table:table-cell>
          <table:table-cell table:style-name="ce5" table:formula="of:=['CERF Run'.G3]" office:value-type="string" office:string-value="005A_C1000_1" calcext:value-type="string">
            <text:p>005A_C1000_1</text:p>
          </table:table-cell>
          <table:table-cell table:style-name="ce5" table:formula="of:=['CERF Run'.H3]" office:value-type="string" office:string-value="005A_C1000_2" calcext:value-type="string">
            <text:p>005A_C1000_2</text:p>
          </table:table-cell>
          <table:table-cell table:style-name="ce5" table:formula="of:=['CERF Run'.I3]" office:value-type="string" office:string-value="005B_C1000_1" calcext:value-type="string">
            <text:p>005B_C1000_1</text:p>
          </table:table-cell>
          <table:table-cell table:style-name="ce5" table:formula="of:=['CERF Run'.J3]" office:value-type="string" office:string-value="005B_C1000_2" calcext:value-type="string">
            <text:p>005B_C1000_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'CERF Run'.K3]" office:value-type="string" office:string-value="010A_C1000_1" calcext:value-type="string">
            <text:p>010A_C1000_1</text:p>
          </table:table-cell>
          <table:table-cell table:style-name="ce5" table:formula="of:=['CERF Run'.L3]" office:value-type="string" office:string-value="010A_C1000_2" calcext:value-type="string">
            <text:p>010A_C1000_2</text:p>
          </table:table-cell>
          <table:table-cell table:style-name="ce5" table:formula="of:=['CERF Run'.M3]" office:value-type="string" office:string-value="010B_C1000_1" calcext:value-type="string">
            <text:p>010B_C1000_1</text:p>
          </table:table-cell>
          <table:table-cell table:style-name="ce5" table:formula="of:=['CERF Run'.N3]" office:value-type="string" office:string-value="010B_C1000_2" calcext:value-type="string">
            <text:p>010B_C1000_2</text:p>
          </table:table-cell>
          <table:table-cell table:style-name="ce5" table:formula="of:=['CERF Run'.O3]" office:value-type="string" office:string-value="014A_C1000_1" calcext:value-type="string">
            <text:p>014A_C1000_1</text:p>
          </table:table-cell>
          <table:table-cell table:style-name="ce5" table:formula="of:=['CERF Run'.P3]" office:value-type="string" office:string-value="014A_C1000_2" calcext:value-type="string">
            <text:p>014A_C1000_2</text:p>
          </table:table-cell>
          <table:table-cell table:style-name="ce5" table:formula="of:=['CERF Run'.Q3]" office:value-type="string" office:string-value="014B_C1000_1" calcext:value-type="string">
            <text:p>014B_C1000_1</text:p>
          </table:table-cell>
          <table:table-cell table:style-name="ce5" table:formula="of:=['CERF Run'.R3]" office:value-type="string" office:string-value="014B_C1000_2" calcext:value-type="string">
            <text:p>014B_C1000_2</text:p>
          </table:table-cell>
          <table:table-cell table:style-name="ce5" table:formula="of:=['CERF Run'.S3]" office:value-type="string" office:string-value="100A_C1000_1" calcext:value-type="string">
            <text:p>100A_C1000_1</text:p>
          </table:table-cell>
          <table:table-cell table:style-name="ce5" table:formula="of:=['CERF Run'.T3]" office:value-type="string" office:string-value="100A_C1000_2" calcext:value-type="string">
            <text:p>100A_C1000_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'CERF Run'.U3]" office:value-type="string" office:string-value="100B_C1000_1" calcext:value-type="string">
            <text:p>100B_C1000_1</text:p>
          </table:table-cell>
          <table:table-cell table:style-name="ce5" table:formula="of:=['CERF Run'.V3]" office:value-type="string" office:string-value="100B_C1000_2" calcext:value-type="string">
            <text:p>100B_C1000_2</text:p>
          </table:table-cell>
          <table:table-cell table:style-name="ce7" table:formula="of:=['CERF Run'.C4]" office:value-type="string" office:string-value="PP_C2000_1" calcext:value-type="string">
            <text:p>PP_C2000_1</text:p>
          </table:table-cell>
          <table:table-cell table:style-name="ce7" table:formula="of:=['CERF Run'.D4]" office:value-type="string" office:string-value="PP_C2000_2" calcext:value-type="string">
            <text:p>PP_C2000_2</text:p>
          </table:table-cell>
          <table:table-cell table:style-name="ce7" table:formula="of:=['CERF Run'.E4]" office:value-type="string" office:string-value="HDPE_C2000_1" calcext:value-type="string">
            <text:p>HDPE_C2000_1</text:p>
          </table:table-cell>
          <table:table-cell table:style-name="ce7" table:formula="of:=['CERF Run'.F4]" office:value-type="string" office:string-value="HDPE_C2000_2" calcext:value-type="string">
            <text:p>HDPE_C2000_2</text:p>
          </table:table-cell>
          <table:table-cell table:style-name="ce7" table:formula="of:=['CERF Run'.G4]" office:value-type="string" office:string-value="005A_C2000_1" calcext:value-type="string">
            <text:p>005A_C2000_1</text:p>
          </table:table-cell>
          <table:table-cell table:style-name="ce7" table:formula="of:=['CERF Run'.H4]" office:value-type="string" office:string-value="005A_C2000_2" calcext:value-type="string">
            <text:p>005A_C2000_2</text:p>
          </table:table-cell>
          <table:table-cell table:style-name="ce7" table:formula="of:=['CERF Run'.I4]" office:value-type="string" office:string-value="005B_C2000_1" calcext:value-type="string">
            <text:p>005B_C2000_1</text:p>
          </table:table-cell>
          <table:table-cell table:style-name="ce7" table:formula="of:=['CERF Run'.J4]" office:value-type="string" office:string-value="005B_C2000_2" calcext:value-type="string">
            <text:p>005B_C2000_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'CERF Run'.K4]" office:value-type="string" office:string-value="010A_C2000_1" calcext:value-type="string">
            <text:p>010A_C2000_1</text:p>
          </table:table-cell>
          <table:table-cell table:style-name="ce7" table:formula="of:=['CERF Run'.L4]" office:value-type="string" office:string-value="010A_C2000_2" calcext:value-type="string">
            <text:p>010A_C2000_2</text:p>
          </table:table-cell>
          <table:table-cell table:style-name="ce7" table:formula="of:=['CERF Run'.M4]" office:value-type="string" office:string-value="010B_C2000_1" calcext:value-type="string">
            <text:p>010B_C2000_1</text:p>
          </table:table-cell>
          <table:table-cell table:style-name="ce7" table:formula="of:=['CERF Run'.N4]" office:value-type="string" office:string-value="010B_C2000_2" calcext:value-type="string">
            <text:p>010B_C2000_2</text:p>
          </table:table-cell>
          <table:table-cell table:style-name="ce7" table:formula="of:=['CERF Run'.O4]" office:value-type="string" office:string-value="014A_C2000_1" calcext:value-type="string">
            <text:p>014A_C2000_1</text:p>
          </table:table-cell>
          <table:table-cell table:style-name="ce7" table:formula="of:=['CERF Run'.P4]" office:value-type="string" office:string-value="014A_C2000_2" calcext:value-type="string">
            <text:p>014A_C2000_2</text:p>
          </table:table-cell>
          <table:table-cell table:style-name="ce7" table:formula="of:=['CERF Run'.Q4]" office:value-type="string" office:string-value="014B_C2000_1" calcext:value-type="string">
            <text:p>014B_C2000_1</text:p>
          </table:table-cell>
          <table:table-cell table:style-name="ce7" table:formula="of:=['CERF Run'.R4]" office:value-type="string" office:string-value="014B_C2000_2" calcext:value-type="string">
            <text:p>014B_C2000_2</text:p>
          </table:table-cell>
          <table:table-cell table:style-name="ce7" table:formula="of:=['CERF Run'.S4]" office:value-type="string" office:string-value="100A_C2000_1" calcext:value-type="string">
            <text:p>100A_C2000_1</text:p>
          </table:table-cell>
          <table:table-cell table:style-name="ce7" table:formula="of:=['CERF Run'.T4]" office:value-type="string" office:string-value="100A_C2000_2" calcext:value-type="string">
            <text:p>100A_C2000_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'CERF Run'.U4]" office:value-type="string" office:string-value="100B_C2000_1" calcext:value-type="string">
            <text:p>100B_C2000_1</text:p>
          </table:table-cell>
          <table:table-cell table:style-name="ce7" table:formula="of:=['CERF Run'.V4]" office:value-type="string" office:string-value="100B_C2000_2" calcext:value-type="string">
            <text:p>100B_C2000_2</text:p>
          </table:table-cell>
          <table:table-cell table:style-name="ce5" table:formula="of:=['CERF Run'.C5]" office:value-type="string" office:string-value="PP_C200_1" calcext:value-type="string">
            <text:p>PP_C200_1</text:p>
          </table:table-cell>
          <table:table-cell table:style-name="ce5" table:formula="of:=['CERF Run'.D5]" office:value-type="string" office:string-value="PP_C200_2" calcext:value-type="string">
            <text:p>PP_C200_2</text:p>
          </table:table-cell>
          <table:table-cell table:style-name="ce5" table:formula="of:=['CERF Run'.E5]" office:value-type="string" office:string-value="HDPE_C200_1" calcext:value-type="string">
            <text:p>HDPE_C200_1</text:p>
          </table:table-cell>
          <table:table-cell table:style-name="ce5" table:formula="of:=['CERF Run'.F5]" office:value-type="string" office:string-value="HDPE_C200_2" calcext:value-type="string">
            <text:p>HDPE_C200_2</text:p>
          </table:table-cell>
          <table:table-cell table:style-name="ce4" table:formula="of:=['CERF Run'.C6]" office:value-type="string" office:string-value="PP_C400_1" calcext:value-type="string">
            <text:p>PP_C400_1</text:p>
          </table:table-cell>
          <table:table-cell table:style-name="ce4" table:formula="of:=['CERF Run'.D6]" office:value-type="string" office:string-value="PP_C400_2" calcext:value-type="string">
            <text:p>PP_C400_2</text:p>
          </table:table-cell>
          <table:table-cell table:style-name="ce4" table:formula="of:=['CERF Run'.E6]" office:value-type="string" office:string-value="HDPE_C400_1" calcext:value-type="string">
            <text:p>HDPE_C400_1</text:p>
          </table:table-cell>
          <table:table-cell table:style-name="ce4" table:formula="of:=['CERF Run'.F6]" office:value-type="string" office:string-value="HDPE_C400_2" calcext:value-type="string">
            <text:p>HDPE_C400_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'CERF Run'.C7]" office:value-type="string" office:string-value="PP_C600_1" calcext:value-type="string">
            <text:p>PP_C600_1</text:p>
          </table:table-cell>
          <table:table-cell table:style-name="ce7" table:formula="of:=['CERF Run'.D7]" office:value-type="string" office:string-value="PP_C600_2" calcext:value-type="string">
            <text:p>PP_C600_2</text:p>
          </table:table-cell>
          <table:table-cell table:style-name="ce7" table:formula="of:=['CERF Run'.E7]" office:value-type="string" office:string-value="HDPE_C600_1" calcext:value-type="string">
            <text:p>HDPE_C600_1</text:p>
          </table:table-cell>
          <table:table-cell table:style-name="ce7" table:formula="of:=['CERF Run'.F7]" office:value-type="string" office:string-value="HDPE_C600_2" calcext:value-type="string">
            <text:p>HDPE_C600_2</text:p>
          </table:table-cell>
          <table:table-cell table:style-name="ce4" table:formula="of:=['CERF Run'.C8]" office:value-type="string" office:string-value="PP_C800_1" calcext:value-type="string">
            <text:p>PP_C800_1</text:p>
          </table:table-cell>
          <table:table-cell table:style-name="ce4" table:formula="of:=['CERF Run'.D8]" office:value-type="string" office:string-value="PP_C800_2" calcext:value-type="string">
            <text:p>PP_C800_2</text:p>
          </table:table-cell>
          <table:table-cell table:style-name="ce4" table:formula="of:=['CERF Run'.E8]" office:value-type="string" office:string-value="HDPE_C800_1" calcext:value-type="string">
            <text:p>HDPE_C800_1</text:p>
          </table:table-cell>
          <table:table-cell table:style-name="ce4" table:formula="of:=['CERF Run'.F8]" office:value-type="string" office:string-value="HDPE_C800_2" calcext:value-type="string">
            <text:p>HDPE_C800_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'Other Samples'.A2]" office:value-type="string" office:string-value="005A_Leach" calcext:value-type="string">
            <text:p>005A_Leach</text:p>
          </table:table-cell>
          <table:table-cell table:style-name="ce8" table:formula="of:=['Other Samples'.B2]" office:value-type="string" office:string-value="005B_Leach" calcext:value-type="string">
            <text:p>005B_Leach</text:p>
          </table:table-cell>
          <table:table-cell table:style-name="ce8" table:formula="of:=['Other Samples'.C2]" office:value-type="string" office:string-value="010A_Leach" calcext:value-type="string">
            <text:p>010A_Leach</text:p>
          </table:table-cell>
          <table:table-cell table:style-name="ce8" table:formula="of:=['Other Samples'.D2]" office:value-type="string" office:string-value="010B_Leach" calcext:value-type="string">
            <text:p>010B_Leach</text:p>
          </table:table-cell>
          <table:table-cell table:style-name="ce8" table:formula="of:=['Other Samples'.E2]" office:value-type="string" office:string-value="014A_Leach" calcext:value-type="string">
            <text:p>014A_Leach</text:p>
          </table:table-cell>
          <table:table-cell table:style-name="ce8" table:formula="of:=['Other Samples'.F2]" office:value-type="string" office:string-value="014B_Leach" calcext:value-type="string">
            <text:p>014B_Leach</text:p>
          </table:table-cell>
          <table:table-cell table:style-name="ce8" table:formula="of:=['Other Samples'.G2]" office:value-type="string" office:string-value="100_Leach" calcext:value-type="string">
            <text:p>100_Leach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ERF reference T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w\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P_C100_1_REF</text:p>
          </table:table-cell>
          <table:table-cell table:style-name="ce8" office:value-type="string" calcext:value-type="string">
            <text:p>PP_C100_2_REF</text:p>
          </table:table-cell>
          <table:table-cell table:style-name="ce8" office:value-type="string" calcext:value-type="string">
            <text:p>HDPE_C100_1_REF</text:p>
          </table:table-cell>
          <table:table-cell table:style-name="ce8" office:value-type="string" calcext:value-type="string">
            <text:p>HDPE_C100_2_REF</text:p>
          </table:table-cell>
          <table:table-cell table:style-name="ce8" office:value-type="string" calcext:value-type="string">
            <text:p>005A_C100_1_REF</text:p>
          </table:table-cell>
          <table:table-cell table:style-name="ce8" office:value-type="string" calcext:value-type="string">
            <text:p>005A_C100_2_REF</text:p>
          </table:table-cell>
          <table:table-cell table:style-name="ce8" office:value-type="string" calcext:value-type="string">
            <text:p>005B_C100_1_REF</text:p>
          </table:table-cell>
          <table:table-cell table:style-name="ce8" office:value-type="string" calcext:value-type="string">
            <text:p>005B_C100_2_REF</text:p>
          </table:table-cell>
          <table:table-cell table:style-name="ce8" office:value-type="string" calcext:value-type="string">
            <text:p>010A_C100_1_REF</text:p>
          </table:table-cell>
          <table:table-cell table:style-name="ce8" office:value-type="string" calcext:value-type="string">
            <text:p>010A_C100_2_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010B_C100_1_REF</text:p>
          </table:table-cell>
          <table:table-cell table:style-name="ce8" office:value-type="string" calcext:value-type="string">
            <text:p>010B_C100_2_REF</text:p>
          </table:table-cell>
          <table:table-cell table:style-name="ce8" office:value-type="string" calcext:value-type="string">
            <text:p>014A_C100_1_REF</text:p>
          </table:table-cell>
          <table:table-cell table:style-name="ce8" office:value-type="string" calcext:value-type="string">
            <text:p>014A_C100_2_REF</text:p>
          </table:table-cell>
          <table:table-cell table:style-name="ce8" office:value-type="string" calcext:value-type="string">
            <text:p>014B_C100_1_REF</text:p>
          </table:table-cell>
          <table:table-cell table:style-name="ce8" office:value-type="string" calcext:value-type="string">
            <text:p>014B_C100_2_REF</text:p>
          </table:table-cell>
          <table:table-cell table:style-name="ce8" office:value-type="string" calcext:value-type="string">
            <text:p>100A_C100_1_REF</text:p>
          </table:table-cell>
          <table:table-cell table:style-name="ce8" office:value-type="string" calcext:value-type="string">
            <text:p>100A_C100_2_REF</text:p>
          </table:table-cell>
          <table:table-cell table:style-name="ce8" office:value-type="string" calcext:value-type="string">
            <text:p>100B_C100_1_REF</text:p>
          </table:table-cell>
          <table:table-cell table:style-name="ce8" office:value-type="string" calcext:value-type="string">
            <text:p>100B_C100_2_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string" calcext:value-type="string">
            <text:p>PP_C1000_1_REF</text:p>
          </table:table-cell>
          <table:table-cell table:style-name="ce8" office:value-type="string" calcext:value-type="string">
            <text:p>PP_C1000_2_REF</text:p>
          </table:table-cell>
          <table:table-cell table:style-name="ce8" office:value-type="string" calcext:value-type="string">
            <text:p>HDPE_C1000_1_REF</text:p>
          </table:table-cell>
          <table:table-cell table:style-name="ce8" office:value-type="string" calcext:value-type="string">
            <text:p>HDPE_C1000_2_REF</text:p>
          </table:table-cell>
          <table:table-cell table:style-name="ce8" office:value-type="string" calcext:value-type="string">
            <text:p>005A_C1000_1_REF</text:p>
          </table:table-cell>
          <table:table-cell table:style-name="ce8" office:value-type="string" calcext:value-type="string">
            <text:p>005A_C1000_2_REF</text:p>
          </table:table-cell>
          <table:table-cell table:style-name="ce8" office:value-type="string" calcext:value-type="string">
            <text:p>005B_C1000_1_REF</text:p>
          </table:table-cell>
          <table:table-cell table:style-name="ce8" office:value-type="string" calcext:value-type="string">
            <text:p>005B_C1000_2_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010A_C1000_1_REF</text:p>
          </table:table-cell>
          <table:table-cell table:style-name="ce8" office:value-type="string" calcext:value-type="string">
            <text:p>010A_C1000_2_REF</text:p>
          </table:table-cell>
          <table:table-cell table:style-name="ce8" office:value-type="string" calcext:value-type="string">
            <text:p>010B_C1000_1_REF</text:p>
          </table:table-cell>
          <table:table-cell table:style-name="ce8" office:value-type="string" calcext:value-type="string">
            <text:p>010B_C1000_2_REF</text:p>
          </table:table-cell>
          <table:table-cell table:style-name="ce8" office:value-type="string" calcext:value-type="string">
            <text:p>014A_C1000_1_REF</text:p>
          </table:table-cell>
          <table:table-cell table:style-name="ce8" office:value-type="string" calcext:value-type="string">
            <text:p>014A_C1000_2_REF</text:p>
          </table:table-cell>
          <table:table-cell table:style-name="ce8" office:value-type="string" calcext:value-type="string">
            <text:p>014B_C1000_1_REF</text:p>
          </table:table-cell>
          <table:table-cell table:style-name="ce8" office:value-type="string" calcext:value-type="string">
            <text:p>014B_C1000_2_REF</text:p>
          </table:table-cell>
          <table:table-cell table:style-name="ce8" office:value-type="string" calcext:value-type="string">
            <text:p>100A_C1000_1_REF</text:p>
          </table:table-cell>
          <table:table-cell table:style-name="ce8" office:value-type="string" calcext:value-type="string">
            <text:p>100A_C1000_2_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100B_C1000_1_REF</text:p>
          </table:table-cell>
          <table:table-cell table:style-name="ce8" office:value-type="string" calcext:value-type="string">
            <text:p>100B_C1000_2_REF</text:p>
          </table:table-cell>
          <table:table-cell table:style-name="ce8" office:value-type="string" calcext:value-type="string">
            <text:p>PP_C2000_1_REF</text:p>
          </table:table-cell>
          <table:table-cell table:style-name="ce8" office:value-type="string" calcext:value-type="string">
            <text:p>PP_C2000_2_REF</text:p>
          </table:table-cell>
          <table:table-cell table:style-name="ce8" office:value-type="string" calcext:value-type="string">
            <text:p>HDPE_C2000_1_REF</text:p>
          </table:table-cell>
          <table:table-cell table:style-name="ce8" office:value-type="string" calcext:value-type="string">
            <text:p>HDPE_C2000_2_REF</text:p>
          </table:table-cell>
          <table:table-cell table:style-name="ce8" office:value-type="string" calcext:value-type="string">
            <text:p>005A_C2000_1_REF</text:p>
          </table:table-cell>
          <table:table-cell table:style-name="ce8" office:value-type="string" calcext:value-type="string">
            <text:p>005A_C2000_2_REF</text:p>
          </table:table-cell>
          <table:table-cell table:style-name="ce8" office:value-type="string" calcext:value-type="string">
            <text:p>005B_C2000_1_REF</text:p>
          </table:table-cell>
          <table:table-cell table:style-name="ce8" office:value-type="string" calcext:value-type="string">
            <text:p>005B_C2000_2_RE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010A_C2000_1_REF</text:p>
          </table:table-cell>
          <table:table-cell table:style-name="ce8" office:value-type="string" calcext:value-type="string">
            <text:p>010A_C2000_2_REF</text:p>
          </table:table-cell>
          <table:table-cell table:style-name="ce8" office:value-type="string" calcext:value-type="string">
            <text:p>010B_C2000_1_REF</text:p>
          </table:table-cell>
          <table:table-cell table:style-name="ce8" office:value-type="string" calcext:value-type="string">
            <text:p>010B_C2000_2_REF</text:p>
          </table:table-cell>
          <table:table-cell table:style-name="ce8" office:value-type="string" calcext:value-type="string">
            <text:p>014A_C2000_1_REF</text:p>
          </table:table-cell>
          <table:table-cell table:style-name="ce8" office:value-type="string" calcext:value-type="string">
            <text:p>014A_C2000_2_REF</text:p>
          </table:table-cell>
          <table:table-cell table:style-name="ce8" office:value-type="string" calcext:value-type="string">
            <text:p>014B_C2000_1_REF</text:p>
          </table:table-cell>
          <table:table-cell table:style-name="ce8" office:value-type="string" calcext:value-type="string">
            <text:p>014B_C2000_2_REF</text:p>
          </table:table-cell>
          <table:table-cell table:style-name="ce8" office:value-type="string" calcext:value-type="string">
            <text:p>100A_C2000_1_REF</text:p>
          </table:table-cell>
          <table:table-cell table:style-name="ce8" office:value-type="string" calcext:value-type="string">
            <text:p>100A_C2000_2_RE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100B_C2000_1_REF</text:p>
          </table:table-cell>
          <table:table-cell table:style-name="ce8" office:value-type="string" calcext:value-type="string">
            <text:p>100B_C2000_2_REF</text:p>
          </table:table-cell>
          <table:table-cell table:style-name="ce8" office:value-type="string" calcext:value-type="string">
            <text:p>PP_C200_1_REF</text:p>
          </table:table-cell>
          <table:table-cell table:style-name="ce8" office:value-type="string" calcext:value-type="string">
            <text:p>PP_C200_2_REF</text:p>
          </table:table-cell>
          <table:table-cell table:style-name="ce8" office:value-type="string" calcext:value-type="string">
            <text:p>HDPE_C200_1_REF</text:p>
          </table:table-cell>
          <table:table-cell table:style-name="ce8" office:value-type="string" calcext:value-type="string">
            <text:p>HDPE_C200_2_REF</text:p>
          </table:table-cell>
          <table:table-cell table:style-name="ce8" office:value-type="string" calcext:value-type="string">
            <text:p>PP_C400_1_REF</text:p>
          </table:table-cell>
          <table:table-cell table:style-name="ce8" office:value-type="string" calcext:value-type="string">
            <text:p>PP_C400_2_REF</text:p>
          </table:table-cell>
          <table:table-cell table:style-name="ce8" office:value-type="string" calcext:value-type="string">
            <text:p>HDPE_C400_1_REF</text:p>
          </table:table-cell>
          <table:table-cell table:style-name="ce8" office:value-type="string" calcext:value-type="string">
            <text:p>HDPE_C400_2_RE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P_C600_1_REF</text:p>
          </table:table-cell>
          <table:table-cell table:style-name="ce8" office:value-type="string" calcext:value-type="string">
            <text:p>PP_C600_2_REF</text:p>
          </table:table-cell>
          <table:table-cell table:style-name="ce8" office:value-type="string" calcext:value-type="string">
            <text:p>HDPE_C600_1_REF</text:p>
          </table:table-cell>
          <table:table-cell table:style-name="ce8" office:value-type="string" calcext:value-type="string">
            <text:p>HDPE_C600_2_REF</text:p>
          </table:table-cell>
          <table:table-cell table:style-name="ce8" office:value-type="string" calcext:value-type="string">
            <text:p>PP_C800_1_REF</text:p>
          </table:table-cell>
          <table:table-cell table:style-name="ce8" office:value-type="string" calcext:value-type="string">
            <text:p>PP_C800_2_REF</text:p>
          </table:table-cell>
          <table:table-cell table:style-name="ce8" office:value-type="string" calcext:value-type="string">
            <text:p>HDPE_C800_1_REF</text:p>
          </table:table-cell>
          <table:table-cell table:style-name="ce8" office:value-type="string" calcext:value-type="string">
            <text:p>HDPE_C800_2_REF</text:p>
          </table:table-cell>
          <table:table-cell table:style-name="ce8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</table:table>
      <table:table table:name="Meas_CERF_pre" table:style-name="ta1">
        <table:table-column table:style-name="co1" table:default-cell-style-name="ce1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Tray ID</text:p>
          </table:table-cell>
          <table:table-cell table:style-name="ce1" office:value-type="string" calcext:value-type="string">
            <text:p>Position 1</text:p>
          </table:table-cell>
          <table:table-cell table:style-name="ce1" office:value-type="string" calcext:value-type="string">
            <text:p>Position 2</text:p>
          </table:table-cell>
          <table:table-cell table:style-name="ce1" office:value-type="string" calcext:value-type="string">
            <text:p>Position 3</text:p>
          </table:table-cell>
          <table:table-cell table:style-name="ce1" office:value-type="string" calcext:value-type="string">
            <text:p>Position 4</text:p>
          </table:table-cell>
          <table:table-cell table:style-name="ce1" office:value-type="string" calcext:value-type="string">
            <text:p>Position 5</text:p>
          </table:table-cell>
          <table:table-cell table:style-name="ce1" office:value-type="string" calcext:value-type="string">
            <text:p>Position 6</text:p>
          </table:table-cell>
          <table:table-cell table:style-name="ce1" office:value-type="string" calcext:value-type="string">
            <text:p>Position 7</text:p>
          </table:table-cell>
          <table:table-cell table:style-name="ce1" office:value-type="string" calcext:value-type="string">
            <text:p>Position 8</text:p>
          </table:table-cell>
          <table:table-cell table:style-name="ce1" office:value-type="string" calcext:value-type="string">
            <text:p>Position 9</text:p>
          </table:table-cell>
          <table:table-cell table:style-name="ce1" office:value-type="string" calcext:value-type="string">
            <text:p>Position 10</text:p>
          </table:table-cell>
          <table:table-cell table:style-name="ce1" office:value-type="string" calcext:value-type="string">
            <text:p>Position 11</text:p>
          </table:table-cell>
          <table:table-cell table:style-name="ce1" office:value-type="string" calcext:value-type="string">
            <text:p>Position 1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D_3_H</text:p>
          </table:table-cell>
          <table:table-cell table:formula="of:=['CERF Run'.G2]" office:value-type="string" office:string-value="005A_C100_1" calcext:value-type="string">
            <text:p>005A_C100_1</text:p>
          </table:table-cell>
          <table:table-cell table:formula="of:=[StorageMatrix.F31]" office:value-type="string" office:string-value="005A_C100_1_REF" calcext:value-type="string">
            <text:p>005A_C100_1_REF</text:p>
          </table:table-cell>
          <table:table-cell table:formula="of:=['CERF Run'.H2]" office:value-type="string" office:string-value="005A_C100_2" calcext:value-type="string">
            <text:p>005A_C100_2</text:p>
          </table:table-cell>
          <table:table-cell table:formula="of:=[StorageMatrix.G31]" office:value-type="string" office:string-value="005A_C100_2_REF" calcext:value-type="string">
            <text:p>005A_C100_2_REF</text:p>
          </table:table-cell>
          <table:table-cell table:formula="of:=['CERF Run'.I2]" office:value-type="string" office:string-value="005B_C100_1" calcext:value-type="string">
            <text:p>005B_C100_1</text:p>
          </table:table-cell>
          <table:table-cell table:formula="of:=[StorageMatrix.H31]" office:value-type="string" office:string-value="005B_C100_1_REF" calcext:value-type="string">
            <text:p>005B_C100_1_REF</text:p>
          </table:table-cell>
          <table:table-cell table:formula="of:=['CERF Run'.J2]" office:value-type="string" office:string-value="005B_C100_2" calcext:value-type="string">
            <text:p>005B_C100_2</text:p>
          </table:table-cell>
          <table:table-cell table:formula="of:=[StorageMatrix.I31]" office:value-type="string" office:string-value="005B_C100_2_REF" calcext:value-type="string">
            <text:p>005B_C100_2_REF</text:p>
          </table:table-cell>
          <table:table-cell table:formula="of:=['CERF Run'.K2]" office:value-type="string" office:string-value="010A_C100_1" calcext:value-type="string">
            <text:p>010A_C100_1</text:p>
          </table:table-cell>
          <table:table-cell table:formula="of:=[StorageMatrix.J31]" office:value-type="string" office:string-value="010A_C100_1_REF" calcext:value-type="string">
            <text:p>010A_C100_1_REF</text:p>
          </table:table-cell>
          <table:table-cell table:formula="of:=['CERF Run'.L2]" office:value-type="string" office:string-value="010A_C100_2" calcext:value-type="string">
            <text:p>010A_C100_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formula="of:=[StorageMatrix.K31]" office:value-type="string" office:string-value="010A_C100_2_REF" calcext:value-type="string">
            <text:p>010A_C100_2_REF</text:p>
          </table:table-cell>
          <table:table-cell table:style-name="ce10" office:value-type="string" calcext:value-type="string">
            <text:p>STD_14_C</text:p>
          </table:table-cell>
          <table:table-cell table:formula="of:=['CERF Run'.M2]" office:value-type="string" office:string-value="010B_C100_1" calcext:value-type="string">
            <text:p>010B_C100_1</text:p>
          </table:table-cell>
          <table:table-cell table:formula="of:=[StorageMatrix.B32]" office:value-type="string" office:string-value="010B_C100_1_REF" calcext:value-type="string">
            <text:p>010B_C100_1_REF</text:p>
          </table:table-cell>
          <table:table-cell table:formula="of:=['CERF Run'.N2]" office:value-type="string" office:string-value="010B_C100_2" calcext:value-type="string">
            <text:p>010B_C100_2</text:p>
          </table:table-cell>
          <table:table-cell table:formula="of:=[StorageMatrix.C32]" office:value-type="string" office:string-value="010B_C100_2_REF" calcext:value-type="string">
            <text:p>010B_C100_2_REF</text:p>
          </table:table-cell>
          <table:table-cell table:formula="of:=['CERF Run'.O2]" office:value-type="string" office:string-value="014A_C100_1" calcext:value-type="string">
            <text:p>014A_C100_1</text:p>
          </table:table-cell>
          <table:table-cell table:formula="of:=[StorageMatrix.D32]" office:value-type="string" office:string-value="014A_C100_1_REF" calcext:value-type="string">
            <text:p>014A_C100_1_REF</text:p>
          </table:table-cell>
          <table:table-cell table:formula="of:=['CERF Run'.P2]" office:value-type="string" office:string-value="014A_C100_2" calcext:value-type="string">
            <text:p>014A_C100_2</text:p>
          </table:table-cell>
          <table:table-cell table:formula="of:=[StorageMatrix.E32]" office:value-type="string" office:string-value="014A_C100_2_REF" calcext:value-type="string">
            <text:p>014A_C100_2_REF</text:p>
          </table:table-cell>
          <table:table-cell table:formula="of:=['CERF Run'.Q2]" office:value-type="string" office:string-value="014B_C100_1" calcext:value-type="string">
            <text:p>014B_C100_1</text:p>
          </table:table-cell>
          <table:table-cell table:formula="of:=[StorageMatrix.F32]" office:value-type="string" office:string-value="014B_C100_1_REF" calcext:value-type="string">
            <text:p>014B_C100_1_REF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['CERF Run'.R2]" office:value-type="string" office:string-value="014B_C100_2" calcext:value-type="string">
            <text:p>014B_C100_2</text:p>
          </table:table-cell>
          <table:table-cell table:formula="of:=[StorageMatrix.G32]" office:value-type="string" office:string-value="014B_C100_2_REF" calcext:value-type="string">
            <text:p>014B_C1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S2]" office:value-type="string" office:string-value="100A_C100_1" calcext:value-type="string">
            <text:p>100A_C100_1</text:p>
          </table:table-cell>
          <table:table-cell table:formula="of:=[StorageMatrix.H32]" office:value-type="string" office:string-value="100A_C100_1_REF" calcext:value-type="string">
            <text:p>100A_C100_1_REF</text:p>
          </table:table-cell>
          <table:table-cell table:formula="of:=['CERF Run'.T2]" office:value-type="string" office:string-value="100A_C100_2" calcext:value-type="string">
            <text:p>100A_C100_2</text:p>
          </table:table-cell>
          <table:table-cell table:formula="of:=[StorageMatrix.I32]" office:value-type="string" office:string-value="100A_C100_2_REF" calcext:value-type="string">
            <text:p>100A_C100_2_REF</text:p>
          </table:table-cell>
          <table:table-cell table:formula="of:=['CERF Run'.U2]" office:value-type="string" office:string-value="100B_C100_1" calcext:value-type="string">
            <text:p>100B_C100_1</text:p>
          </table:table-cell>
          <table:table-cell table:formula="of:=[StorageMatrix.J32]" office:value-type="string" office:string-value="100B_C100_1_REF" calcext:value-type="string">
            <text:p>100B_C100_1_REF</text:p>
          </table:table-cell>
          <table:table-cell table:formula="of:=['CERF Run'.V2]" office:value-type="string" office:string-value="100B_C100_2" calcext:value-type="string">
            <text:p>100B_C100_2</text:p>
          </table:table-cell>
          <table:table-cell table:formula="of:=[StorageMatrix.K32]" office:value-type="string" office:string-value="100B_C100_2_REF" calcext:value-type="string">
            <text:p>100B_C100_2_REF</text:p>
          </table:table-cell>
          <table:table-cell table:formula="of:=['CERF Run'.G3]" office:value-type="string" office:string-value="005A_C1000_1" calcext:value-type="string">
            <text:p>005A_C1000_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[StorageMatrix.H33]" office:value-type="string" office:string-value="005A_C1000_1_REF" calcext:value-type="string">
            <text:p>005A_C1000_1_REF</text:p>
          </table:table-cell>
          <table:table-cell table:formula="of:=['CERF Run'.H3]" office:value-type="string" office:string-value="005A_C1000_2" calcext:value-type="string">
            <text:p>005A_C1000_2</text:p>
          </table:table-cell>
          <table:table-cell table:formula="of:=[StorageMatrix.I33]" office:value-type="string" office:string-value="005A_C1000_2_REF" calcext:value-type="string">
            <text:p>005A_C10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I3]" office:value-type="string" office:string-value="005B_C1000_1" calcext:value-type="string">
            <text:p>005B_C1000_1</text:p>
          </table:table-cell>
          <table:table-cell table:formula="of:=[StorageMatrix.J33]" office:value-type="string" office:string-value="005B_C1000_1_REF" calcext:value-type="string">
            <text:p>005B_C1000_1_REF</text:p>
          </table:table-cell>
          <table:table-cell table:formula="of:=['CERF Run'.J3]" office:value-type="string" office:string-value="005B_C1000_2" calcext:value-type="string">
            <text:p>005B_C1000_2</text:p>
          </table:table-cell>
          <table:table-cell table:formula="of:=[StorageMatrix.K33]" office:value-type="string" office:string-value="005B_C1000_2_REF" calcext:value-type="string">
            <text:p>005B_C1000_2_REF</text:p>
          </table:table-cell>
          <table:table-cell table:formula="of:=['CERF Run'.K3]" office:value-type="string" office:string-value="010A_C1000_1" calcext:value-type="string">
            <text:p>010A_C1000_1</text:p>
          </table:table-cell>
          <table:table-cell table:formula="of:=[StorageMatrix.B34]" office:value-type="string" office:string-value="010A_C1000_1_REF" calcext:value-type="string">
            <text:p>010A_C1000_1_REF</text:p>
          </table:table-cell>
          <table:table-cell table:formula="of:=['CERF Run'.L3]" office:value-type="string" office:string-value="010A_C1000_2" calcext:value-type="string">
            <text:p>010A_C1000_2</text:p>
          </table:table-cell>
          <table:table-cell table:formula="of:=[StorageMatrix.C34]" office:value-type="string" office:string-value="010A_C1000_2_REF" calcext:value-type="string">
            <text:p>010A_C1000_2_REF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['CERF Run'.M3]" office:value-type="string" office:string-value="010B_C1000_1" calcext:value-type="string">
            <text:p>010B_C1000_1</text:p>
          </table:table-cell>
          <table:table-cell table:formula="of:=[StorageMatrix.D34]" office:value-type="string" office:string-value="010B_C1000_1_REF" calcext:value-type="string">
            <text:p>010B_C1000_1_REF</text:p>
          </table:table-cell>
          <table:table-cell table:formula="of:=['CERF Run'.N3]" office:value-type="string" office:string-value="010B_C1000_2" calcext:value-type="string">
            <text:p>010B_C1000_2</text:p>
          </table:table-cell>
          <table:table-cell table:formula="of:=[StorageMatrix.E34]" office:value-type="string" office:string-value="010B_C1000_2_REF" calcext:value-type="string">
            <text:p>010B_C10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O3]" office:value-type="string" office:string-value="014A_C1000_1" calcext:value-type="string">
            <text:p>014A_C1000_1</text:p>
          </table:table-cell>
          <table:table-cell table:formula="of:=[StorageMatrix.F34]" office:value-type="string" office:string-value="014A_C1000_1_REF" calcext:value-type="string">
            <text:p>014A_C1000_1_REF</text:p>
          </table:table-cell>
          <table:table-cell table:formula="of:=['CERF Run'.P3]" office:value-type="string" office:string-value="014A_C1000_2" calcext:value-type="string">
            <text:p>014A_C1000_2</text:p>
          </table:table-cell>
          <table:table-cell table:formula="of:=[StorageMatrix.G34]" office:value-type="string" office:string-value="014A_C1000_2_REF" calcext:value-type="string">
            <text:p>014A_C1000_2_REF</text:p>
          </table:table-cell>
          <table:table-cell table:formula="of:=['CERF Run'.Q3]" office:value-type="string" office:string-value="014B_C1000_1" calcext:value-type="string">
            <text:p>014B_C1000_1</text:p>
          </table:table-cell>
          <table:table-cell table:formula="of:=[StorageMatrix.H34]" office:value-type="string" office:string-value="014B_C1000_1_REF" calcext:value-type="string">
            <text:p>014B_C1000_1_REF</text:p>
          </table:table-cell>
          <table:table-cell table:formula="of:=['CERF Run'.R3]" office:value-type="string" office:string-value="014B_C1000_2" calcext:value-type="string">
            <text:p>014B_C1000_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formula="of:=[StorageMatrix.I34]" office:value-type="string" office:string-value="014B_C1000_2_REF" calcext:value-type="string">
            <text:p>014B_C1000_2_REF</text:p>
          </table:table-cell>
          <table:table-cell table:formula="of:=['CERF Run'.S3]" office:value-type="string" office:string-value="100A_C1000_1" calcext:value-type="string">
            <text:p>100A_C1000_1</text:p>
          </table:table-cell>
          <table:table-cell table:formula="of:=[StorageMatrix.J34]" office:value-type="string" office:string-value="100A_C1000_1_REF" calcext:value-type="string">
            <text:p>100A_C1000_1_REF</text:p>
          </table:table-cell>
          <table:table-cell table:formula="of:=['CERF Run'.T3]" office:value-type="string" office:string-value="100A_C1000_2" calcext:value-type="string">
            <text:p>100A_C1000_2</text:p>
          </table:table-cell>
          <table:table-cell table:formula="of:=[StorageMatrix.K34]" office:value-type="string" office:string-value="100A_C1000_2_REF" calcext:value-type="string">
            <text:p>100A_C10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U3]" office:value-type="string" office:string-value="100B_C1000_1" calcext:value-type="string">
            <text:p>100B_C1000_1</text:p>
          </table:table-cell>
          <table:table-cell table:formula="of:=[StorageMatrix.B35]" office:value-type="string" office:string-value="100B_C1000_1_REF" calcext:value-type="string">
            <text:p>100B_C1000_1_REF</text:p>
          </table:table-cell>
          <table:table-cell table:formula="of:=['CERF Run'.V3]" office:value-type="string" office:string-value="100B_C1000_2" calcext:value-type="string">
            <text:p>100B_C1000_2</text:p>
          </table:table-cell>
          <table:table-cell table:formula="of:=[StorageMatrix.C35]" office:value-type="string" office:string-value="100B_C1000_2_REF" calcext:value-type="string">
            <text:p>100B_C1000_2_REF</text:p>
          </table:table-cell>
          <table:table-cell table:formula="of:=['CERF Run'.G4]" office:value-type="string" office:string-value="005A_C2000_1" calcext:value-type="string">
            <text:p>005A_C2000_1</text:p>
          </table:table-cell>
          <table:table-cell table:formula="of:=[StorageMatrix.H35]" office:value-type="string" office:string-value="005A_C2000_1_REF" calcext:value-type="string">
            <text:p>005A_C2000_1_REF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formula="of:=['CERF Run'.H4]" office:value-type="string" office:string-value="005A_C2000_2" calcext:value-type="string">
            <text:p>005A_C2000_2</text:p>
          </table:table-cell>
          <table:table-cell table:formula="of:=[StorageMatrix.I35]" office:value-type="string" office:string-value="005A_C2000_2_REF" calcext:value-type="string">
            <text:p>005A_C2000_2_REF</text:p>
          </table:table-cell>
          <table:table-cell table:formula="of:=['CERF Run'.I4]" office:value-type="string" office:string-value="005B_C2000_1" calcext:value-type="string">
            <text:p>005B_C2000_1</text:p>
          </table:table-cell>
          <table:table-cell table:formula="of:=[StorageMatrix.J35]" office:value-type="string" office:string-value="005B_C2000_1_REF" calcext:value-type="string">
            <text:p>005B_C2000_1_REF</text:p>
          </table:table-cell>
          <table:table-cell table:formula="of:=['CERF Run'.J4]" office:value-type="string" office:string-value="005B_C2000_2" calcext:value-type="string">
            <text:p>005B_C2000_2</text:p>
          </table:table-cell>
          <table:table-cell table:formula="of:=[StorageMatrix.K35]" office:value-type="string" office:string-value="005B_C2000_2_REF" calcext:value-type="string">
            <text:p>005B_C20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K4]" office:value-type="string" office:string-value="010A_C2000_1" calcext:value-type="string">
            <text:p>010A_C2000_1</text:p>
          </table:table-cell>
          <table:table-cell table:formula="of:=[StorageMatrix.B36]" office:value-type="string" office:string-value="010A_C2000_1_REF" calcext:value-type="string">
            <text:p>010A_C2000_1_REF</text:p>
          </table:table-cell>
          <table:table-cell table:formula="of:=['CERF Run'.L4]" office:value-type="string" office:string-value="010A_C2000_2" calcext:value-type="string">
            <text:p>010A_C2000_2</text:p>
          </table:table-cell>
          <table:table-cell table:formula="of:=[StorageMatrix.C36]" office:value-type="string" office:string-value="010A_C2000_2_REF" calcext:value-type="string">
            <text:p>010A_C2000_2_REF</text:p>
          </table:table-cell>
          <table:table-cell table:formula="of:=['CERF Run'.M4]" office:value-type="string" office:string-value="010B_C2000_1" calcext:value-type="string">
            <text:p>010B_C2000_1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formula="of:=[StorageMatrix.D36]" office:value-type="string" office:string-value="010B_C2000_1_REF" calcext:value-type="string">
            <text:p>010B_C2000_1_REF</text:p>
          </table:table-cell>
          <table:table-cell table:formula="of:=['CERF Run'.N4]" office:value-type="string" office:string-value="010B_C2000_2" calcext:value-type="string">
            <text:p>010B_C2000_2</text:p>
          </table:table-cell>
          <table:table-cell table:formula="of:=[StorageMatrix.E36]" office:value-type="string" office:string-value="010B_C2000_2_REF" calcext:value-type="string">
            <text:p>010B_C2000_2_REF</text:p>
          </table:table-cell>
          <table:table-cell table:formula="of:=['CERF Run'.O4]" office:value-type="string" office:string-value="014A_C2000_1" calcext:value-type="string">
            <text:p>014A_C2000_1</text:p>
          </table:table-cell>
          <table:table-cell table:formula="of:=[StorageMatrix.F36]" office:value-type="string" office:string-value="014A_C2000_1_REF" calcext:value-type="string">
            <text:p>014A_C2000_1_REF</text:p>
          </table:table-cell>
          <table:table-cell table:formula="of:=['CERF Run'.P4]" office:value-type="string" office:string-value="014A_C2000_2" calcext:value-type="string">
            <text:p>014A_C2000_2</text:p>
          </table:table-cell>
          <table:table-cell table:formula="of:=[StorageMatrix.G36]" office:value-type="string" office:string-value="014A_C2000_2_REF" calcext:value-type="string">
            <text:p>014A_C2000_2_REF</text:p>
          </table:table-cell>
          <table:table-cell table:style-name="ce10" office:value-type="string" calcext:value-type="string">
            <text:p>EMPTY</text:p>
          </table:table-cell>
          <table:table-cell table:formula="of:=['CERF Run'.Q4]" office:value-type="string" office:string-value="014B_C2000_1" calcext:value-type="string">
            <text:p>014B_C2000_1</text:p>
          </table:table-cell>
          <table:table-cell table:formula="of:=[StorageMatrix.H36]" office:value-type="string" office:string-value="014B_C2000_1_REF" calcext:value-type="string">
            <text:p>014B_C2000_1_REF</text:p>
          </table:table-cell>
          <table:table-cell table:formula="of:=['CERF Run'.R4]" office:value-type="string" office:string-value="014B_C2000_2" calcext:value-type="string">
            <text:p>014B_C2000_2</text:p>
          </table:table-cell>
          <table:table-cell table:formula="of:=[StorageMatrix.I36]" office:value-type="string" office:string-value="014B_C2000_2_REF" calcext:value-type="string">
            <text:p>014B_C2000_2_REF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formula="of:=['CERF Run'.S4]" office:value-type="string" office:string-value="100A_C2000_1" calcext:value-type="string">
            <text:p>100A_C2000_1</text:p>
          </table:table-cell>
          <table:table-cell table:formula="of:=[StorageMatrix.J36]" office:value-type="string" office:string-value="100A_C2000_1_REF" calcext:value-type="string">
            <text:p>100A_C2000_1_REF</text:p>
          </table:table-cell>
          <table:table-cell table:formula="of:=['CERF Run'.T4]" office:value-type="string" office:string-value="100A_C2000_2" calcext:value-type="string">
            <text:p>100A_C2000_2</text:p>
          </table:table-cell>
          <table:table-cell table:formula="of:=[StorageMatrix.K36]" office:value-type="string" office:string-value="100A_C2000_2_REF" calcext:value-type="string">
            <text:p>100A_C2000_2_REF</text:p>
          </table:table-cell>
          <table:table-cell table:formula="of:=['CERF Run'.U4]" office:value-type="string" office:string-value="100B_C2000_1" calcext:value-type="string">
            <text:p>100B_C2000_1</text:p>
          </table:table-cell>
          <table:table-cell table:formula="of:=[StorageMatrix.B37]" office:value-type="string" office:string-value="100B_C2000_1_REF" calcext:value-type="string">
            <text:p>100B_C2000_1_REF</text:p>
          </table:table-cell>
          <table:table-cell table:formula="of:=['CERF Run'.V4]" office:value-type="string" office:string-value="100B_C2000_2" calcext:value-type="string">
            <text:p>100B_C2000_2</text:p>
          </table:table-cell>
          <table:table-cell table:formula="of:=[StorageMatrix.C37]" office:value-type="string" office:string-value="100B_C2000_2_REF" calcext:value-type="string">
            <text:p>100B_C2000_2_REF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9"/>
          <table:table-cell table:style-name="ce10"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0"/>
          <table:table-cell table:style-name="ce10" office:value-type="string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1"/>
          <table:table-cell table:style-name="ce10"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MPTY</text:p>
          </table:table-cell>
          <table:table-cell/>
          <table:table-cell table:style-name="ce10" office:value-type="string" calcext:value-type="string">
            <text:p>EMP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MPTY</text:p>
          </table:table-cell>
          <table:table-cell table:number-columns-repeated="2"/>
          <table:table-cell table:style-name="ce10" office:value-type="string" calcext:value-type="string">
            <text:p>EMP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table:style-name="ce10" office:value-type="string" calcext:value-type="string">
            <text:p>EMPT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16</text:p>
          </table:table-cell>
          <table:table-cell table:style-name="ce10" office:value-type="string" calcext:value-type="string">
            <text:p>EMPTY</text:p>
          </table:table-cell>
          <table:table-cell table:number-columns-repeated="4"/>
          <table:table-cell table:style-name="ce10" office:value-type="string" calcext:value-type="string">
            <text:p>EMPT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1:21:04.298000000</meta:creation-date>
    <dc:date>2015-03-09T12:44:51.746000000</dc:date>
    <meta:editing-duration>PT46M42S</meta:editing-duration>
    <meta:editing-cycles>4</meta:editing-cycles>
    <meta:generator>LibreOffice/4.3.4.1$Windows_x86 LibreOffice_project/bc356b2f991740509f321d70e4512a6a54c5f243</meta:generator>
    <meta:document-statistic meta:table-count="5" meta:cell-count="657" meta:object-count="0"/>
  </office:meta>
</office:document-meta>
</file>